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39" style:parent-style-name="Normal" style:family="paragraph">
      <style:text-properties fo:hyphenate="true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2604in"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text-properties style:font-name="Garamond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6" style:parent-style-name="Standard" style:family="paragraph"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9" style:family="table-column">
      <style:table-column-properties style:column-width="2.8736in" style:use-optimal-column-width="false"/>
    </style:style>
    <style:style style:name="TableColumn60" style:family="table-column">
      <style:table-column-properties style:column-width="0.575in" style:use-optimal-column-width="false"/>
    </style:style>
    <style:style style:name="TableColumn61" style:family="table-column">
      <style:table-column-properties style:column-width="0.575in" style:use-optimal-column-width="false"/>
    </style:style>
    <style:style style:name="TableColumn62" style:family="table-column">
      <style:table-column-properties style:column-width="2.5513in" style:use-optimal-column-width="false"/>
    </style:style>
    <style:style style:name="Table58" style:family="table">
      <style:table-properties style:width="6.575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76" style:parent-style-name="Normal" style:family="paragraph">
      <style:text-properties fo:hyphenate="true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</style:style>
    <style:style style:name="T80" style:parent-style-name="DefaultParagraphFont" style:family="text">
      <style:text-properties style:font-name="Garamond" fo:color="#4B4F56" fo:font-size="10pt" style:font-size-asian="10pt" style:font-size-complex="10pt" fo:background-color="#F1F0F0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</style:style>
    <style:style style:name="T90" style:parent-style-name="DefaultParagraphFont" style:family="text">
      <style:text-properties style:font-name="Garamond" fo:color="#4B4F56" fo:font-size="10pt" style:font-size-asian="10pt" style:font-size-complex="10pt" fo:background-color="#F1F0F0"/>
    </style:style>
    <style:style style:name="T91" style:parent-style-name="DefaultParagraphFont" style:family="text">
      <style:text-properties style:font-name="Garamond" fo:color="#4B4F56" fo:font-size="10pt" style:font-size-asian="10pt" style:font-size-complex="10pt" fo:background-color="#F1F0F0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0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8" style:parent-style-name="DefaultParagraphFont" style:family="text">
      <style:text-properties style:font-name="Garamond" fo:font-size="10pt" style:font-size-asian="10pt" style:font-size-complex="10pt"/>
    </style:style>
    <style:style style:name="P10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14" style:parent-style-name="DefaultParagraphFont" style:family="text">
      <style:text-properties style:font-name="Garamond" fo:font-size="10pt" style:font-size-asian="10pt" style:font-size-complex="10pt"/>
    </style:style>
    <style:style style:name="T115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16" style:parent-style-name="Standard" style:family="paragraph">
      <style:text-properties style:font-name="Garamond" fo:font-size="10pt" style:font-size-asian="10pt" style:font-size-complex="10pt"/>
    </style:style>
    <style:style style:name="TableColumn118" style:family="table-column">
      <style:table-column-properties style:column-width="2.5694in" style:use-optimal-column-width="false"/>
    </style:style>
    <style:style style:name="TableColumn119" style:family="table-column">
      <style:table-column-properties style:column-width="0.55in" style:use-optimal-column-width="false"/>
    </style:style>
    <style:style style:name="TableColumn120" style:family="table-column">
      <style:table-column-properties style:column-width="0.65in" style:use-optimal-column-width="false"/>
    </style:style>
    <style:style style:name="TableColumn121" style:family="table-column">
      <style:table-column-properties style:column-width="0.6034in" style:use-optimal-column-width="false"/>
    </style:style>
    <style:style style:name="TableColumn122" style:family="table-column">
      <style:table-column-properties style:column-width="0.5493in" style:use-optimal-column-width="false"/>
    </style:style>
    <style:style style:name="TableColumn123" style:family="table-column">
      <style:table-column-properties style:column-width="0.5965in" style:use-optimal-column-width="false"/>
    </style:style>
    <style:style style:name="TableColumn124" style:family="table-column">
      <style:table-column-properties style:column-width="0.6048in" style:use-optimal-column-width="false"/>
    </style:style>
    <style:style style:name="Table117" style:family="table">
      <style:table-properties style:width="6.1236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3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fo:hyphenate="tru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7" style:parent-style-name="Heading1" style:family="paragraph">
      <style:text-properties style:font-name="Garamond" fo:font-size="10pt" style:font-size-asian="10pt" style:font-size-complex="10pt"/>
    </style:style>
    <style:style style:name="P298" style:parent-style-name="Heading1" style:family="paragraph">
      <style:text-properties style:font-name="Garamond" fo:font-size="10pt" style:font-size-asian="10pt" style:font-size-complex="10pt"/>
    </style:style>
    <style:style style:name="P299" style:parent-style-name="Standard" style:family="paragraph">
      <style:text-properties style:font-name="Garamond" fo:font-size="10pt" style:font-size-asian="10pt" style:font-size-complex="10pt"/>
    </style:style>
    <style:style style:name="P300" style:parent-style-name="Standard" style:family="paragraph">
      <style:text-properties style:font-name="Garamond" fo:font-size="10pt" style:font-size-asian="10pt" style:font-size-complex="10pt"/>
    </style:style>
    <style:style style:name="P301" style:parent-style-name="Standard" style:family="paragraph">
      <style:text-properties style:font-name="Garamond" fo:font-size="10pt" style:font-size-asian="10pt" style:font-size-complex="10pt"/>
    </style:style>
    <style:style style:name="P302" style:parent-style-name="Standard" style:family="paragraph">
      <style:text-properties style:font-name="Garamond" fo:font-size="10pt" style:font-size-asian="10pt" style:font-size-complex="10pt"/>
    </style:style>
    <style:style style:name="P303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Rafael Luis M. Flores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Mar. 3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Mi-Band-Remind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P35"/>
          </table:covered-table-cell>
          <table:covered-table-cell>
            <text:p text:style-name="P36"/>
          </table:covered-table-cell>
          <table:covered-table-cell/>
          <table:table-cell table:style-name="TableCell37" table:number-columns-spanned="2">
            <text:p text:style-name="P38">(if<text:s/>applicable)</text:p>
          </table:table-cell>
          <table:covered-table-cell/>
          <table:covered-table-cell>
            <text:p text:style-name="P39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>
            <text:p text:style-name="P44">UPDNSE</text:p>
          </table:table-cell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2">
            <text:p text:style-name="P48">3</text:p>
          </table:table-cell>
          <table:covered-table-cell/>
        </table:table-row>
        <table:table-row table:style-name="TableRow49">
          <table:table-cell table:style-name="TableCell50">
            <text:p text:style-name="P51">Sprint Release Approved</text:p>
          </table:table-cell>
          <table:table-cell table:style-name="TableCell52" table:number-columns-spanned="5">
            <text:p text:style-name="P53"/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55">This checklist is to be used to assess if sprint goals have been achieved during the sprint. <text:s/>Particularly, if the target features of the software have been built<text:s/>based on user acceptance criteria.</text:p>
      <text:p text:style-name="P56"/>
      <text:p text:style-name="P57">Functional Goals: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rows-spanned="2">
            <text:p text:style-name="P65">User Acceptance Criteria</text:p>
          </table:table-cell>
          <table:table-cell table:style-name="TableCell66" table:number-columns-spanned="2">
            <text:p text:style-name="P67">Compliance</text:p>
          </table:table-cell>
          <table:covered-table-cell/>
          <table:table-cell table:style-name="TableCell68" table:number-rows-spanned="2">
            <text:p text:style-name="P69">Remarks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Yes</text:p>
          </table:table-cell>
          <table:table-cell table:style-name="TableCell74">
            <text:p text:style-name="P75">No</text:p>
          </table:table-cell>
          <table:covered-table-cell>
            <text:p text:style-name="P76"/>
          </table:covered-table-cell>
        </table:table-row>
        <table:table-row table:style-name="TableRow77">
          <table:table-cell table:style-name="TableCell78">
            <text:p text:style-name="P79"><text:span text:style-name="T80">Allows the user to view the reminders he/she inputted by default on the Main Activity Screen.</text:span></text:p>
          </table:table-cell>
          <table:table-cell table:style-name="TableCell81">
            <text:p text:style-name="P82">/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Allows the user to view details about a reminder</text:span><text:span text:style-name="T91"><text:s/>by pressing it.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>/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Reminders should be active; should notify the user on the time specified.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/</text:p>
          </table:table-cell>
          <table:table-cell table:style-name="TableCell105">
            <text:p text:style-name="P106"/>
          </table:table-cell>
        </table:table-row>
      </table:table>
      <text:p text:style-name="P107"/>
      <text:p text:style-name="Standard"><text:span text:style-name="T108">Tester's Comments:</text:span></text:p>
      <text:p text:style-name="P109"/>
      <text:p text:style-name="P110">Still cannot view details about reminders. Although viewable and removable, unable to see any more details besides the name.</text:p>
      <text:p text:style-name="P111"/>
      <text:p text:style-name="Standard"><text:span text:style-name="T112">Usability Goals:</text:span></text:p>
      <text:h text:style-name="Heading1" text:outline-level="1"><text:span text:style-name="T113">If interfaces will be delivered at the end of the sprint, evaluate the system according to Nielsen's Usability Heuristics. <text:s text:c="3"/>For items that are not applicable, check<text:s/></text:span><text:span text:style-name="T114">NA</text:span><text:span text:style-name="T115">.</text:span></text:h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 table:number-rows-spanned="2">
            <text:p text:style-name="P127">Nielsen's Usability Heuristics</text:p>
          </table:table-cell>
          <table:table-cell table:style-name="TableCell128" table:number-columns-spanned="5">
            <text:p text:style-name="P129"><text:s/>Strongly <text:s text:c="26"/><text:s text:c="44"/>Strongly</text:p>
            <text:p text:style-name="P130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31">
            <text:p text:style-name="P132">NA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1</text:p>
          </table:table-cell>
          <table:table-cell table:style-name="TableCell137">
            <text:p text:style-name="P138">2</text:p>
          </table:table-cell>
          <table:table-cell table:style-name="TableCell139">
            <text:p text:style-name="P140">3</text:p>
          </table:table-cell>
          <table:table-cell table:style-name="TableCell141">
            <text:p text:style-name="P142">4</text:p>
          </table:table-cell>
          <table:table-cell table:style-name="TableCell143">
            <text:p text:style-name="P144">5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Simple and Natural Dialogue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>/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Speaks the Users' Language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>/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Minimize User Memory Load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>/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Consistency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>/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Feedback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>/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Clearly Marked Exits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>/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Shortcuts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Good Error Messages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/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Prevent Errors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/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Help and Documentation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/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</table:table>
      <text:h text:style-name="P297" text:outline-level="1"/>
      <text:h text:style-name="P298" text:outline-level="1">Reviewer’s Comments:</text:h>
      <text:p text:style-name="P299"/>
      <text:p text:style-name="P300">Simple and clean, easy to manipulate the list of reminders.<text:s/>However, cannot open a reminder to view more details or edit an existing reminder. Also some bugs, like two reminders having the same name are deleted together.</text:p>
      <text:p text:style-name="P301"/>
      <text:p text:style-name="P302">Reminders remain inactive, and cannot notify.</text:p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花ラファ</dc:creator>
    <meta:creation-date>2017-02-20T02:10:00Z</meta:creation-date>
    <dc:date>2017-03-31T00:16:00Z</dc:date>
    <meta:print-date>2006-07-28T14:33:00Z</meta:print-date>
    <meta:template xlink:href="Normal" xlink:type="simple"/>
    <meta:editing-cycles>7</meta:editing-cycles>
    <meta:editing-duration>PT360S</meta:editing-duration>
    <meta:document-statistic meta:page-count="2" meta:paragraph-count="3" meta:word-count="285" meta:character-count="1912" meta:row-count="13" meta:non-whitespace-character-count="1630"/>
  </office:meta>
</office:document-meta>
</file>